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d32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>
      <style:graphic-properties svg:stroke-color="#ffd320" draw:fill="solid" draw:fill-color="#ffff99"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“Conference Ready”<text:line-break/>Panel Arrangement</text:p>
          </draw:text-box>
        </draw:frame>
        <draw:custom-shape draw:style-name="gr1" draw:text-style-name="P1" draw:layer="layout" svg:width="2.4cm" svg:height="2.4cm" svg:x="10.2cm" svg:y="18.2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4cm" svg:x="13.8cm" svg:y="18.2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4cm" svg:x="9.2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4cm" draw:transform="rotate (0.554316570433399) translate (24.141cm 14.974cm)">
          <text:p text:style-name="P1">P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4cm" draw:transform="rotate (0.554316570433399) translate (20.654cm 17.133cm)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4cm" draw:transform="rotate (0.554316570433399) translate (18.1cm 14.71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2.4cm" draw:transform="rotate (-0.678409480250196) translate (3.674cm 11.67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4cm" draw:transform="rotate (-0.746826386928373) translate (2.435cm 14.305cm)">
          <text:p text:style-name="P1">Host</text:p>
          <text:p text:style-name="P1">(standing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1" draw:layer="Layout" svg:width="2.4cm" svg:height="2.4cm" draw:transform="rotate (-0.595331807855266) translate (4.844cm 15.819cm)">
          <text:p text:style-name="P1">P 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draw:transform="rotate (-0.595331807855266) translate (1.449cm 13.519cm)">
          <text:p text:style-name="P1">P1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andard (BBC) Panel Arrangement</text:p>
          </draw:text-box>
        </draw:frame>
        <draw:custom-shape draw:style-name="gr5" draw:text-style-name="P1" draw:layer="Layout" svg:width="8.2cm" svg:height="4cm" draw:transform="skewX (-5.67668456386378E-017) rotate (-0.595331807855266) translate (2.611cm 10.2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2.4cm" svg:x="12.8cm" svg:y="18.2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cm" svg:height="4cm" svg:x="10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draw:transform="rotate (0.554316570433399) translate (24.641cm 14.974cm)">
          <text:p text:style-name="P1">P 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2.4cm" draw:transform="rotate (0.554316570433399) translate (21.154cm 17.133cm)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cm" svg:height="4cm" draw:transform="rotate (0.554316570433399) translate (18.6cm 14.71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Faraday</meta:initial-creator>
    <meta:creation-date>2015-09-07T19:20:36.734166693</meta:creation-date>
    <dc:date>2015-09-07T19:37:28.857278152</dc:date>
    <dc:creator>Andrew Faraday</dc:creator>
    <meta:editing-duration>PT10M55S</meta:editing-duration>
    <meta:editing-cycles>2</meta:editing-cycles>
    <meta:generator>LibreOffice/4.2.8.2$Linux_X86_64 LibreOffice_project/420m0$Build-2</meta:generator>
    <meta:document-statistic meta:object-count="43"/>
  </office:meta>
</office:document-meta>
</file>